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e8e8e8" draw:marker-start-width="0.345cm" draw:marker-end-width="0.345cm" draw:fill="none" draw:textarea-horizontal-align="justify" draw:textarea-vertical-align="middle" draw:auto-grow-height="false" fo:min-height="0.139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6cm" svg:stroke-color="#e8e8e8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svg:stroke-color="#e8e8e8" draw:fill="solid" draw:fill-color="#e8e8e8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8e8e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0.162cm" svg:height="0.204cm" draw:transform="skewX (0.275412955964705) rotate (1.35594629587439) translate (0.131695261568945cm 0.199769901172786cm)" svg:viewBox="0 0 163 205" svg:d="M0 3c110-28 222 182 127 202">
            <text:p/>
          </draw:path>
          <draw:custom-shape draw:style-name="gr3" draw:text-style-name="P2" draw:layer="layout" svg:width="0.075cm" svg:height="0.066cm" svg:x="0.192cm" svg:y="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05cm" svg:height="0.141cm" draw:transform="skewX (0.839154304358874) rotate (-0.0792379480405432) translate (0.347cm 0.17cm)" svg:viewBox="0 0 51 142" svg:d="M0 0c132 112-55 24 51 142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9T08:24:13.599894247</dc:date>
    <dc:creator>Engelbert Niehaus</dc:creator>
    <meta:editing-duration>PT33M24S</meta:editing-duration>
    <meta:editing-cycles>7</meta:editing-cycles>
    <meta:generator>LibreOffice/7.0.4.2$Linux_X86_64 LibreOffice_project/00$Build-2</meta:generator>
    <meta:document-statistic meta:object-count="5"/>
  </office:meta>
</office:document-meta>
</file>